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9.788cm" fo:min-width="18.26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994cm" fo:min-width="17.82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172cm" fo:min-width="2.079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172cm" fo:min-width="14.47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472cm" fo:min-width="4.653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472cm" fo:min-width="1.185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51cm" fo:min-width="17.82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2.558cm" fo:min-width="17.827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3.116cm" fo:min-width="17.82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908cm" fo:min-width="12.193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4.742cm"/>
    </style:style>
    <style:style style:name="gr13" style:family="graphic" style:parent-style-name="standard">
      <style:graphic-properties draw:stroke="none" draw:fill="none" fo:min-height="4.267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1pt"/>
    </style:style>
    <style:style style:name="P2" style:family="paragraph">
      <loext:graphic-properties draw:fill-color="#99ccff"/>
      <style:paragraph-properties fo:text-align="start"/>
      <style:text-properties fo:font-size="11pt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796cm" svg:height="20.066cm" svg:x="0.234cm" svg:y="0.508cm">
          <text:p text:style-name="P1">P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355cm" svg:height="2.272cm" svg:x="0.421cm" svg:y="1.284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0.621cm" svg:y="1.884cm">
          <text:p text:style-name="P1">WUBran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001cm" svg:height="1.45cm" svg:x="3.521cm" svg:y="1.884cm">
          <text:p text:style-name="P1">UserInp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81cm" svg:height="0.75cm" svg:x="5.721cm" svg:y="2.184cm">
          <text:p text:style-name="P1">&lt;edit&gt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13cm" svg:height="0.75cm" svg:x="11.221cm" svg:y="2.184cm">
          <text:p text:style-name="P1">&lt;button&gt;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355cm" svg:height="0.788cm" svg:x="0.421cm" svg:y="3.784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355cm" svg:height="2.836cm" svg:x="0.421cm" svg:y="4.784cm">
          <text:p text:style-name="P1">CurrentCondi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2.6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8.1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3.2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355cm" svg:height="2.836cm" svg:x="0.421cm" svg:y="7.884cm">
          <text:p text:style-name="P1">Forecas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.5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4.8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8.0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1.3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8.355cm" svg:height="3.394cm" svg:x="0.421cm" svg:y="11.08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21cm" svg:height="2.186cm" svg:x="0.721cm" svg:y="11.784cm">
          <text:p text:style-name="P1">Location</text:p>
          <text:p text:style-name="P1">&lt;h4&gt;</text:p>
          <text:p text:style-name="P1">&lt;dataItems&gt;</text:p>
          <text:p text:style-name="P1">&lt;elevation&gt; &lt;latitude&gt; &lt;longitude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5.721cm" svg:y="11.884cm">
          <text:p text:style-name="P1">KlequisBrand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874cm" svg:height="16.841cm" svg:x="19.558cm" svg:y="0.508cm">
          <draw:text-box>
            <text:p text:style-name="P3"><text:span text:style-name="T1">Page</text:span></text:p>
            <text:p text:style-name="P3">- display: flex</text:p>
            <text:p text:style-name="P3">- flexDirection: column</text:p>
            <text:p text:style-name="P3"><text:span text:style-name="T1">Header</text:span></text:p>
            <text:p text:style-name="P3">- display: flex</text:p>
            <text:p text:style-name="P3">- flexDirection: row</text:p>
            <text:p text:style-name="P3">- flexGrow: 1</text:p>
            <text:p text:style-name="P3"><text:span text:style-name="T1">WUBrand</text:span></text:p>
            <text:p text:style-name="P3">- flexGrow: 1</text:p>
            <text:p text:style-name="P3"><text:span text:style-name="T1">UserInput</text:span></text:p>
            <text:p text:style-name="P3">- display: flex</text:p>
            <text:p text:style-name="P3">- flexDirection: row</text:p>
            <text:p text:style-name="P3">- flexGrow: 4</text:p>
            <text:p text:style-name="P3"><text:span text:style-name="T1"><text:s text:c="2"/></text:span><text:span text:style-name="T1">&lt;input&gt;</text:span></text:p>
            <text:p text:style-name="P3"><text:span text:style-name="T2"><text:s text:c="2"/></text:span><text:span text:style-name="T2">- flexGrow: 3,</text:span></text:p>
            <text:p text:style-name="P3"><text:span text:style-name="T1"><text:s text:c="2"/></text:span><text:span text:style-name="T1">&lt;button&gt;</text:span></text:p>
            <text:p text:style-name="P3"><text:span text:style-name="T2"><text:s text:c="2"/></text:span><text:span text:style-name="T2">- flexGrow: 1</text:span></text:p>
            <text:p text:style-name="P3"><text:span text:style-name="T1">Title</text:span></text:p>
            <text:p text:style-name="P3"><text:span text:style-name="T2">- display: flex</text:span></text:p>
            <text:p text:style-name="P3"><text:span text:style-name="T2">- flexDirection: column</text:span></text:p>
            <text:p text:style-name="P3"><text:span text:style-name="T2">- flexGrow: 1</text:span></text:p>
            <text:p text:style-name="P3"><text:span text:style-name="T1">CurrentConditions</text:span></text:p>
            <text:p text:style-name="P3">- display: flex</text:p>
            <text:p text:style-name="P3">- flexDirection: row</text:p>
            <text:p text:style-name="P3">- flexGrow: 1</text:p>
            <text:p text:style-name="P3">- justifyContent space-around</text:p>
            <text:p text:style-name="P3"><text:s text:c="2"/>&lt;div&gt; x 3</text:p>
            <text:p text:style-name="P3"><text:s text:c="2"/>- minWidth: 84</text:p>
            <text:p text:style-name="P3"><text:span text:style-name="T1">Forecast</text:span></text:p>
            <text:p text:style-name="P3">- display: flex</text:p>
            <text:p text:style-name="P3">- flexDirection: row</text:p>
            <text:p text:style-name="P3">- flexGrow: 1</text:p>
            <text:p text:style-name="P3">- justifyContent: space-around</text:p>
            <text:p text:style-name="P3"><text:span text:style-name="T1">Day x 4</text:span></text:p>
            <text:p text:style-name="P3">- none</text:p>
          </draw:text-box>
        </draw:frame>
        <draw:frame draw:style-name="gr12" draw:text-style-name="P5" draw:layer="layout" svg:width="4.011cm" svg:height="4.992cm" svg:x="1.524cm" svg:y="15.074cm">
          <draw:text-box>
            <text:p text:style-name="P3"><text:span text:style-name="T1">Footer</text:span></text:p>
            <text:p text:style-name="P3">- display: flex</text:p>
            <text:p text:style-name="P3">- flexDirection: row</text:p>
            <text:p text:style-name="P3">- flexGrow: 1</text:p>
          </draw:text-box>
        </draw:frame>
        <draw:frame draw:style-name="gr13" draw:text-style-name="P5" draw:layer="layout" svg:width="4.739cm" svg:height="4.517cm" svg:x="6.183cm" svg:y="15.23cm">
          <draw:text-box>
            <text:p text:style-name="P3"><text:span text:style-name="T1">Location</text:span></text:p>
            <text:p text:style-name="P3">- display: flex</text:p>
            <text:p text:style-name="P3">- flexDirection: column</text:p>
            <text:p text:style-name="P3">- flexGrow: 3</text:p>
            <text:p text:style-name="P3">&lt;elevation&gt;</text:p>
            <text:p text:style-name="P3">&lt;latitude&gt;</text:p>
            <text:p text:style-name="P3">&lt;longitude&gt;</text:p>
            <text:p text:style-name="P3"/>
          </draw:text-box>
        </draw:frame>
        <draw:frame draw:style-name="gr14" draw:text-style-name="P5" draw:layer="layout" svg:width="5.435cm" svg:height="1.673cm" svg:x="11.583cm" svg:y="15.315cm">
          <draw:text-box>
            <text:p text:style-name="P3"><text:span text:style-name="T1">KlequisBrand</text:span></text:p>
            <text:p text:style-name="P3">- 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1:41:09.583049446</meta:creation-date>
    <dc:date>2017-03-13T13:30:48.550545844</dc:date>
    <meta:editing-duration>PT1H8M40S</meta:editing-duration>
    <meta:editing-cycles>25</meta:editing-cycles>
    <meta:generator>LibreOffice/5.2.2.2$Linux_X86_64 LibreOffice_project/20m0$Build-2</meta:generator>
    <meta:document-statistic meta:object-count="46"/>
  </office:meta>
</office:document-meta>
</file>